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7604in" table:align="margins" style:writing-mode="lr-tb"/>
    </style:style>
    <style:style style:name="Table1.A" style:family="table-column">
      <style:table-column-properties style:column-width="1.0833in" style:rel-column-width="1560*"/>
    </style:style>
    <style:style style:name="Table1.B" style:family="table-column">
      <style:table-column-properties style:column-width="2.6771in" style:rel-column-width="385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Loma"/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9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1" style:family="paragraph" style:parent-style-name="Table_20_Contents">
      <style:text-properties style:font-name="Loma" fo:font-size="12pt" style:font-size-asian="12pt"/>
    </style:style>
    <style:style style:name="P12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3" style:family="paragraph" style:parent-style-name="Table_20_Contents">
      <style:text-properties style:font-name="Loma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-0.002in" fo:margin-right="0.1752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  <style:tab-stop style:position="5.5417in"/>
        </style:tab-stops>
      </style:paragraph-properties>
    </style:style>
    <style:style style:name="P17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1"><draw:frame draw:style-name="fr1" draw:name="Picture" text:anchor-type="as-char" svg:width="0.9535in" svg:height="0.4437in" draw:z-index="0"><draw:image xlink:href="Pictures/1000020100000081000000326ABAEDFC.png" xlink:type="simple" xlink:show="embed" xlink:actuate="onLoad"/><svg:title>{{../settings.logo}}</svg:title></draw:frame></text:p>
            </table:table-cell>
            <table:table-cell table:style-name="Table1.A1" office:value-type="string">
              <text:p text:style-name="P15">{{code}}</text:p>
            </table:table-cell>
          </table:table-row>
        </table:table-header-rows>
      </table:table>
      <text:p text:style-name="P2"/>
      <text:p text:style-name="P16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4.4882in" fo:page-height="9.0161in" style:num-format="1" style:print-orientation="portrait" fo:margin-top="0.3335in" fo:margin-bottom="0.2154in" fo:margin-left="0.3437in" fo:margin-right="0.3839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6-09T15:36:28</dc:date>
    <meta:editing-cycles>36</meta:editing-cycles>
    <meta:editing-duration>PT12M28S</meta:editing-duration>
    <meta:generator>LibreOffice/3.5$Linux_X86_64 LibreOffice_project/350m1$Build-2</meta:generator>
    <dc:creator>jetarin </dc:creator>
    <meta:document-statistic meta:table-count="1" meta:image-count="1" meta:object-count="0" meta:page-count="1" meta:paragraph-count="4" meta:word-count="4" meta:character-count="32" meta:non-whitespace-character-count="30"/>
    <meta:template xlink:type="simple" xlink:actuate="onRequest" xlink:title="Normal.dotm" xlink:href=""/>
  </office:meta>
</office:document-meta>
</file>